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3" style:family="paragraph" style:parent-style-name="Heading_20_2">
      <style:text-properties fo:language="ru" fo:country="RU"/>
    </style:style>
    <style:style style:name="T1" style:family="text">
      <style:text-properties fo:language="ru" fo:country="RU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Выходные данные</text:h>
      <text:section text:style-name="Sect1" text:name="i348">
        <text:p text:style-name="P2">ПРАВО ТИРАЖИРОВАНИЯ ПРОГРАММНЫХ СРЕДСТВ И ДОКУМЕНТАЦИИ ПРИНАДЛЕЖИТ ФИРМЕ "1С".</text:p>
        <text:p text:style-name="P2">Приобретая систему "1С:Предприятие", вы тем самым даете согласие не допускать копирования программ и документации без письменного разрешения фирмы "1С".</text:p>
        <text:p text:style-name="P2">© ООО "1С", 1996 – 2018.</text:p>
        <text:p text:style-name="P2">Фирма "1С", Москва, 123056, а/я 64.</text:p>
        <text:p text:style-name="P1"><text:span text:style-name="T1">Отдел продаж: Селезневская ул., 21, телефон: +7 (495) 737-92-57, факс: +7 (495) 681-44-07, e-mail: </text:span><text:a xlink:type="simple" xlink:href="mailto:1c@1c.ru" office:target-frame-name="_blank" xlink:show="new" text:style-name="Internet_20_link" text:visited-style-name="Visited_20_Internet_20_Link">1c@1c.ru</text:a></text:p>
        <text:p text:style-name="P1"><text:span text:style-name="T1">URL: </text:span><text:a xlink:type="simple" xlink:href="http://www.1c.ru/" office:target-frame-name="_blank" xlink:show="new" text:style-name="Internet_20_link" text:visited-style-name="Visited_20_Internet_20_Link">http://www.1c.ru</text:a><text:span text:style-name="T1">, </text:span><text:a xlink:type="simple" xlink:href="http://www.v8.1c.ru/" office:target-frame-name="_blank" xlink:show="new" text:style-name="Internet_20_link" text:visited-style-name="Visited_20_Internet_20_Link">http://www.v8.1c.ru</text:a><text:span text:style-name="T1">, </text:span><text:a xlink:type="simple" xlink:href="http://users.v8.1c.ru/" office:target-frame-name="_blank" xlink:show="new" text:style-name="Internet_20_link" text:visited-style-name="Visited_20_Internet_20_Link">http://users.v8.1c.ru</text:a></text:p>
        <text:p text:style-name="P2">Группа разработки программ:</text:p>
        <text:p text:style-name="P2">А. Абасов, Р. Алейников, А. Алексеев, В. Андрющенко, Я. Батура, М. Беглецов, А. Безбородов, А. Беляк, Д. Бескоровайнов, Е. Боброва, А.  Бушнев, П. Василец, А. Виноградов, Я. Вирковский, А. В. Волков, А. Ю.  Волков, И. Гольштейн, Е. Горностаев, А. Гуднев, И. Гусаров, Г. Дамье, А. Даровских, О. Дерут, М. Дзюба, И. Дюплищев, Н. Евграфов, Б. Евтифеев, Д. Задорин, И. Заплетнев, Д. Зарецкий, Д. Ивашов, М. Камнев, К. Кармакулов, Е. Киряков, А. Ковалев, И. Коваленко, С. Копиенко, Н. Корсаков, С. Кравченко, В. Кудрявцев, Д. Кудрявцев, П. Кукушкин, А. Кунченко, Р. Кусков, А. Лакутин, М. Лейбович, Г. Леонтьев, А. Лехан, А. Макеев, А. Малышенок, А. Матвеев, А. Мачнев, А. Медведев, Е. Митрошкин, А. Моисеев, С. Мурзин, М. Мухин, А. Насибуллин, С. Нуралиев, Л. Онучин, М. Отставнов, Д. Павленко, И. Пивкин, В. Пискарев, А. Плякин, П. Романов, А. Рукин, Д. Русанов, М. Саблин, Е. Силин, С. Ситников, Д. Службин, А. Смирнов, А. Соболев, В. Соколов, П. Солодкий, А. Соляник, В. Сосновский, Е. Стороженко, Г. Суаридзе, С. Суворов, Д. Сысоенков, Р. Сычев, Д. Тишков, А. Топорков, А. Третьякевич, А. Трофимчук, А. Трубкин, В. Тунегов, А. Тюшкин, В. Филиппов, А. Хасанов, А. Цилябин, В. Черемисинов, В. Ческис, П. Чиков, А. Чичерин, А. Чкадуа, П. Чурбанов, А. Шевченко, А. Щербинин, В. Шульга.</text:p>
        <text:p text:style-name="P2">Документация:</text:p>
        <text:p text:style-name="P2">В. Байдаков, П. Грибанов, В. Дранищев, Е. Королькова, А. Краюшкин, И. Кузнецов, М. Лавров, А. Моничев, А. Плякин, М. Радченко.</text:p>
        <text:p text:style-name="P2">Группа тестирования:</text:p>
        <text:p text:style-name="P2">Д. Аскандарова, А. Ахраменко, Б. Зиатдинов, С. Иванова, А. Лапин, А. Санаров, О. Юрчук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8:44:33.680701179</dc:date>
    <meta:editing-duration>PT1H26M17S</meta:editing-duration>
    <meta:editing-cycles>81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306" meta:character-count="2030" meta:non-whitespace-character-count="1734"/>
  </office:meta>
</office:document-meta>
</file>